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Times New Roman" svg:font-family="Times New Roman" style:font-family-generic="roman" style:font-pitch="variable" svg:panose-1="2 2 6 3 5 4 5 2 3 4"/>
    <style:font-face style:name="MinionPro-Regular" svg:font-family="MinionPro-Regular" style:font-family-generic="roman" style:font-pitch="variable" svg:panose-1="0 0 0 0 0 0 0 0 0 0"/>
    <style:font-face style:name="Times" svg:font-family="Times" style:font-family-generic="roman" style:font-pitch="variable" svg:panose-1="2 2 6 3 5 4 5 2 3 4"/>
    <style:font-face style:name="Lucida Grande" svg:font-family="Lucida Grande" style:font-family-generic="swiss" style:font-pitch="variable"/>
  </office:font-face-decls>
  <office:automatic-styles>
    <style:style style:name="P1" style:parent-style-name="Heading1" style:master-page-name="MPF0" style:family="paragraph">
      <style:paragraph-properties/>
      <style:text-properties fo:color="#0067A5"/>
    </style:style>
    <style:style style:name="P7" style:parent-style-name="Normal" style:family="paragraph">
      <style:paragraph-properties fo:line-height="150%"/>
    </style:style>
    <style:style style:name="T8" style:parent-style-name="DefaultParagraphFont" style:family="text">
      <style:text-properties style:font-name-asian="MS PGothic" style:font-name-complex="Arial" fo:font-weight="bold" style:font-weight-asian="bold" style:font-weight-complex="bold" fo:color="#AE2473" fo:font-size="20pt" style:font-size-asian="20pt" style:font-size-complex="20pt"/>
    </style:style>
    <style:style style:name="P9" style:parent-style-name="Normal" style:family="paragraph">
      <style:paragraph-properties fo:line-height="150%"/>
    </style:style>
    <style:style style:name="T10" style:parent-style-name="DefaultParagraphFont" style:family="text">
      <style:text-properties style:font-name-asian="MS PGothic" style:font-name-complex="Arial" fo:font-weight="bold" style:font-weight-asian="bold" style:font-weight-complex="bold" fo:color="#003087" fo:font-size="14pt" style:font-size-asian="14pt" style:font-size-complex="14pt"/>
    </style:style>
    <style:style style:name="T11" style:parent-style-name="DefaultParagraphFont" style:family="text">
      <style:text-properties fo:font-weight="bold" style:font-weight-asian="bold" fo:color="#005EB8" style:font-size-complex="11pt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TableColumn15" style:family="table-column">
      <style:table-column-properties style:column-width="7.075in"/>
    </style:style>
    <style:style style:name="Table14" style:family="table">
      <style:table-properties style:width="7.075in" fo:margin-left="0in" table:align="left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TableColumn27" style:family="table-column">
      <style:table-column-properties style:column-width="7.075in"/>
    </style:style>
    <style:style style:name="Table26" style:family="table">
      <style:table-properties style:width="7.075in" fo:margin-left="0in" table:align="left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P33" style:parent-style-name="Normal" style:family="paragraph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family="paragraph">
      <style:text-properties fo:font-weight="bold" style:font-weight-asian="bold" style:font-weight-complex="bold"/>
    </style:style>
    <style:style style:name="P36" style:parent-style-name="Normal" style:family="paragraph">
      <style:text-properties fo:font-weight="bold" style:font-weight-asian="bold" style:font-weight-complex="bold"/>
    </style:style>
    <style:style style:name="P37" style:parent-style-name="Normal" style:family="paragraph">
      <style:text-properties fo:font-weight="bold" style:font-weight-asian="bold" style:font-weight-complex="bold"/>
    </style:style>
    <style:style style:name="TableColumn39" style:family="table-column">
      <style:table-column-properties style:column-width="7.075in"/>
    </style:style>
    <style:style style:name="Table38" style:family="table">
      <style:table-properties style:width="7.075in" fo:margin-left="0in" table:align="left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family="paragraph">
      <style:text-properties fo:font-weight="bold" style:font-weight-asian="bold" style:font-weight-complex="bold"/>
    </style:style>
    <style:style style:name="P44" style:parent-style-name="Normal" style:family="paragraph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family="paragraph">
      <style:text-properties fo:font-weight="bold" style:font-weight-asian="bold" style:font-weight-complex="bold"/>
    </style:style>
    <style:style style:name="P48" style:parent-style-name="Normal" style:family="paragraph">
      <style:text-properties fo:font-weight="bold" style:font-weight-asian="bold" style:font-weight-complex="bold"/>
    </style:style>
    <style:style style:name="P49" style:parent-style-name="Normal" style:family="paragraph">
      <style:text-properties fo:font-weight="bold" style:font-weight-asian="bold" style:font-weight-complex="bold"/>
    </style:style>
    <style:style style:name="TableColumn51" style:family="table-column">
      <style:table-column-properties style:column-width="7.075in"/>
    </style:style>
    <style:style style:name="Table50" style:family="table">
      <style:table-properties style:width="7.075in" fo:margin-left="0in" table:align="left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name="P55" style:parent-style-name="Normal" style:family="paragraph">
      <style:text-properties fo:font-weight="bold" style:font-weight-asian="bold" style:font-weight-complex="bold"/>
    </style:style>
    <style:style style:name="P56" style:parent-style-name="Normal" style:family="paragraph">
      <style:text-properties fo:font-weight="bold" style:font-weight-asian="bold" style:font-weight-complex="bold"/>
    </style:style>
    <style:style style:name="P57" style:parent-style-name="Normal" style:family="paragraph">
      <style:text-properties fo:font-weight="bold" style:font-weight-asian="bold" style:font-weight-complex="bold"/>
    </style:style>
    <style:style style:name="P58" style:parent-style-name="Normal" style:family="paragraph">
      <style:text-properties fo:font-weight="bold" style:font-weight-asian="bold" style:font-weight-complex="bold"/>
    </style:style>
    <style:style style:name="P59" style:parent-style-name="Normal" style:family="paragraph">
      <style:text-properties fo:font-weight="bold" style:font-weight-asian="bold" style:font-weight-complex="bold"/>
    </style:style>
    <style:style style:name="P60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h text:style-name="P1" text:outline-level="1"><text:bookmark-start text:name="Title"/></text:h>
      <text:p text:style-name="P7"><text:bookmark-end text:name="Title"/><text:span text:style-name="T8">Before Action Review: Knowledge Action Plan</text:span></text:p>
      <text:p text:style-name="P9"><text:span text:style-name="T10">Knowledge Mobilisation Framework E-Learning</text:span></text:p>
      <text:p text:style-name="Normal"><text:bookmark-start text:name="Heading3"/></text:p>
      <text:p text:style-name="Normal"><text:bookmark-end text:name="Heading3"/><text:span text:style-name="T11">Take a few minutes and reflect on an upcoming task.</text:span></text:p>
      <text:p text:style-name="Normal"/>
      <text:p text:style-name="P12">Answer the questions below to help you to formulate a personal knowledge action plan to help you to succeed in completing your task.<text:s/></text:p>
      <text:p text:style-name="P13"/>
      <table:table table:style-name="Table14">
        <table:table-columns>
          <table:table-column table:style-name="TableColumn15"/>
        </table:table-columns>
        <table:table-row table:style-name="TableRow16">
          <table:table-cell table:style-name="TableCell17">
            <text:p text:style-name="Normal"><text:span text:style-name="T18">What am I setting out to achieve?<text:s/></text:span>Why am I taking this action? What challenges and risks</text:p>
            <text:p text:style-name="Normal">do I anticipate?</text:p>
            <text:p text:style-name="P19"/>
            <text:p text:style-name="P20"/>
            <text:p text:style-name="P21"/>
            <text:p text:style-name="P22"/>
            <text:p text:style-name="P23"/>
            <text:p text:style-name="P24"/>
          </table:table-cell>
        </table:table-row>
      </table:table>
      <text:p text:style-name="P25"/>
      <table:table table:style-name="Table26">
        <table:table-columns>
          <table:table-column table:style-name="TableColumn27"/>
        </table:table-columns>
        <table:table-row table:style-name="TableRow28">
          <table:table-cell table:style-name="TableCell29">
            <text:p text:style-name="Normal"><text:span text:style-name="T30">What can I learn from similar situations and past projects from elsewhere?<text:s/></text:span>What do I</text:p>
            <text:p text:style-name="Normal">know about this already? What is the advice of others who have done this? What have I learnt from similar situations? What do the lessons learned tell me?</text:p>
            <text:p text:style-name="P31"/>
            <text:p text:style-name="P32"/>
            <text:p text:style-name="P33"/>
            <text:p text:style-name="P34"/>
            <text:p text:style-name="P35"/>
            <text:p text:style-name="P36"/>
          </table:table-cell>
        </table:table-row>
      </table:table>
      <text:p text:style-name="P37"/>
      <table:table table:style-name="Table38">
        <table:table-columns>
          <table:table-column table:style-name="TableColumn39"/>
        </table:table-columns>
        <table:table-row table:style-name="TableRow40">
          <table:table-cell table:style-name="TableCell41">
            <text:p text:style-name="Normal"><text:span text:style-name="T42">What will help me to deliver success?<text:s/></text:span>How might I know if the action works? List one Recommendation that is Specific and Actionable that you can learn from?</text:p>
            <text:p text:style-name="P43"/>
            <text:p text:style-name="P44"/>
            <text:p text:style-name="P45"/>
            <text:p text:style-name="P46"/>
            <text:p text:style-name="P47"/>
            <text:p text:style-name="P48"/>
          </table:table-cell>
        </table:table-row>
      </table:table>
      <text:p text:style-name="P49"/>
      <table:table table:style-name="Table50">
        <table:table-columns>
          <table:table-column table:style-name="TableColumn51"/>
        </table:table-columns>
        <table:table-row table:style-name="TableRow52">
          <table:table-cell table:style-name="TableCell53">
            <text:p text:style-name="Normal"><text:span text:style-name="T54">What are the actions I need to take to avoid problems and apply good practice?<text:s/></text:span>What</text:p>
            <text:p text:style-name="Normal">is most important for, and will help deliver success? Do I still have knowledge gaps – if so</text:p>
            <text:p text:style-name="Normal">what will I do to close them?</text:p>
            <text:p text:style-name="P55"/>
            <text:p text:style-name="P56"/>
            <text:p text:style-name="P57"/>
            <text:p text:style-name="P58"/>
            <text:p text:style-name="P59"/>
            <text:p text:style-name="P60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Times New Roman" svg:font-family="Times New Roman" style:font-family-generic="roman" style:font-pitch="variable" svg:panose-1="2 2 6 3 5 4 5 2 3 4"/>
    <style:font-face style:name="MinionPro-Regular" svg:font-family="MinionPro-Regular" style:font-family-generic="roman" style:font-pitch="variable" svg:panose-1="0 0 0 0 0 0 0 0 0 0"/>
    <style:font-face style:name="Times" svg:font-family="Times" style:font-family-generic="roman" style:font-pitch="variable" svg:panose-1="2 2 6 3 5 4 5 2 3 4"/>
    <style:font-face style:name="Lucida Grande" svg:font-family="Lucida Grande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Arial" style:font-name-asian="MS PGothic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694in"/>
      <style:text-properties style:font-name-asian="MS PGothic" style:font-name-complex="Arial" fo:font-weight="bold" style:font-weight-asian="bold" style:font-weight-complex="bold" fo:color="#AE2473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0694in"/>
      <style:text-properties style:font-name-asian="MS PGothic" style:font-name-complex="Arial" fo:font-weight="bold" style:font-weight-asian="bold" style:font-weight-complex="bold" fo:color="#003087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bottom="0.0694in"/>
      <style:text-properties fo:font-weight="bold" style:font-weight-asian="bold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sicParagraph" style:display-name="[Basic Paragraph]" style:family="paragraph" style:parent-style-name="Normal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PageNumber" style:display-name="Page Number" style:family="text" style:parent-style-name="DefaultParagraphFont"/>
    <style:style style:name="Heading1Char" style:display-name="Heading 1 Char" style:family="text" style:parent-style-name="DefaultParagraphFont">
      <style:text-properties style:font-name-asian="MS PGothic" style:font-name-complex="Arial" fo:font-weight="bold" style:font-weight-asian="bold" style:font-weight-complex="bold" fo:color="#AE2473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-asian="MS PGothic" style:font-name-complex="Arial" fo:font-weight="bold" style:font-weight-asian="bold" style:font-weight-complex="bold" fo:color="#003087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weight="bold" style:font-weight-asian="bold" style:font-size-complex="11pt"/>
    </style:style>
    <style:style style:name="Introductionparagraphpink" style:display-name="Introduction paragraph pink" style:family="paragraph" style:parent-style-name="Normal">
      <style:text-properties fo:color="#A00054" fo:hyphenate="false"/>
    </style:style>
    <style:style style:name="Introductionparagraphblue" style:display-name="Introduction paragraph blue" style:family="paragraph" style:parent-style-name="Normal">
      <style:paragraph-properties fo:margin-bottom="0.2777in"/>
      <style:text-properties fo:color="#003893" fo:font-size="16pt" style:font-size-asian="16pt" style:font-size-complex="16pt" fo:hyphenate="false"/>
    </style:style>
    <style:style style:name="Reporttitleinheader" style:display-name="Report title in header" style:family="paragraph" style:parent-style-name="Heading2" style:default-outline-level="2">
      <style:paragraph-properties fo:margin-bottom="0.2777in"/>
      <style:text-properties fo:font-size="24pt" style:font-size-asian="24pt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" style:font-name-complex="Times New Roman" fo:font-size="10pt" style:font-size-asian="10pt" fo:hyphenate="false"/>
    </style:style>
    <style:style style:name="Quotestyle" style:display-name="Quote style" style:family="paragraph" style:parent-style-name="Normal">
      <style:paragraph-properties fo:margin-bottom="0.0694in"/>
      <style:text-properties fo:color="#A00054" fo:font-size="14pt" style:font-size-asian="14pt" style:font-size-complex="14pt" fo:hyphenate="false"/>
    </style:style>
    <style:style style:name="Reportcovertitle" style:display-name="Report cover title" style:family="paragraph" style:parent-style-name="Normal">
      <style:paragraph-properties fo:margin-top="0.8333in"/>
      <style:text-properties fo:font-weight="bold" style:font-weight-asian="bold" fo:color="#A00054" fo:font-size="32pt" style:font-size-asian="32pt" style:font-size-complex="36pt" fo:hyphenate="false"/>
    </style:style>
    <style:style style:name="BalloonText" style:display-name="Balloon Text" style:family="paragraph" style:parent-style-name="Normal">
      <style:text-properties style:font-name="Lucida Grande" style:font-name-complex="Lucida Grande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Lucida Grande" style:font-name-complex="Lucida Grande" fo:font-size="9pt" style:font-size-asian="9pt" style:font-size-complex="9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a0"/>
    <style:style style:family="graphic" style:name="Graphics"/>
    <style:default-style style:family="graphic">
      <style:graphic-properties draw:fill="solid" draw:fill-color="#41b6e6" draw:opacity="100%" draw:stroke="solid" svg:stroke-width="0.01389in" svg:stroke-color="#2d85a9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805in" style:print-orientation="portrait" fo:margin-top="0.3937in" fo:margin-left="0.5909in" fo:margin-bottom="0.3937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P2" style:parent-style-name="Heading2" style:family="paragraph">
      <style:paragraph-properties fo:text-align="center" fo:margin-bottom="0.2777in"/>
    </style:style>
    <style:style style:name="P3" style:parent-style-name="Footer" style:family="paragraph">
      <style:paragraph-properties fo:text-align="end"/>
    </style:style>
    <style:style style:name="P4" style:parent-style-name="Footer" style:family="paragraph">
      <style:paragraph-properties fo:text-align="center" fo:margin-right="0.25in" fo:text-indent="0.25in"/>
    </style:style>
    <style:style style:name="F5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center" style:vertical-pos="from-top" style:writing-mode="lr-tb"/>
    </style:style>
    <style:style style:name="T6" style:parent-style-name="PageNumber" style:family="text">
      <style:text-properties fo:color="#000000" fo:font-size="10pt" style:font-size-asian="10pt" style:font-size-complex="10pt"/>
    </style:style>
    <style:style style:family="graphic" style:name="a1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h text:style-name="P2" text:outline-level="2"/>
      </style:header>
      <style:footer>
        <text:p text:style-name="P4"><draw:frame draw:style-name="F5" text:anchor-type="paragraph" svg:y="0.0006in" draw:z-index="0"><draw:text-box fo:min-height="0in" fo:min-width="0in"><text:p text:style-name="P3"><text:span text:style-name="T6"><text:page-number text:fixed="false">2</text:page-number></text:span></text:p></draw:text-box></draw:frame></text:p>
      </style:footer>
    </style:master-page>
    <style:master-page style:next-style-name="MP0" style:name="MPF0" style:page-layout-name="PL0">
      <style:header>
        <text:p text:style-name="Header"><draw:frame draw:z-index="251659264" draw:style-name="a1" draw:name="Picture 8" text:anchor-type="paragraph" svg:x="3.53373in" svg:y="-0.39375in" svg:width="4.13889in" svg:height="1.56944in" style:rel-width="scale" style:rel-height="scale"><draw:image xlink:href="media/image1.jpg" xlink:type="simple" xlink:show="embed" xlink:actuate="onLoad"/><svg:title/><svg:desc>Health Education England logo</svg:desc></draw:frame></text:p>
      </style:header>
      <style:footer>
        <text:p text:style-name="Footer"><draw:frame draw:z-index="251660288" draw:style-name="a2" draw:name="Picture 4" text:anchor-type="paragraph" svg:x="-0.58823in" svg:y="-0.4in" svg:width="8.26772in" svg:height="0.98665in" style:rel-width="scale" style:rel-height="scale"><draw:image xlink:href="media/image2.jpg" xlink:type="simple" xlink:show="embed" xlink:actuate="onLoad"/><svg:title/><svg:desc>www.hee.nhs.uk
We work with partners to plan, recruit, educate and train the health workforce.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esting accessibility document</dc:title>
    <meta:initial-creator>Microsoft Office User</meta:initial-creator>
    <dc:creator>Fatima Almeda</dc:creator>
    <meta:creation-date>2021-08-12T13:30:00Z</meta:creation-date>
    <dc:date>2021-08-12T13:30:00Z</dc:date>
    <meta:print-date>2021-01-11T11:40:00Z</meta:print-date>
    <meta:template xlink:href="Normal.dotm" xlink:type="simple"/>
    <meta:editing-cycles>3</meta:editing-cycles>
    <meta:editing-duration>PT240S</meta:editing-duration>
    <meta:user-defined meta:name="ContentTypeId">0x010100C9FC34537156054BBB8A47CCA687240F</meta:user-defined>
    <meta:document-statistic meta:page-count="1" meta:paragraph-count="2" meta:word-count="152" meta:character-count="1018" meta:row-count="7" meta:non-whitespace-character-count="868"/>
  </office:meta>
</office:document-meta>
</file>